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yecto server busqueda de empleo</text:p>
      <text:p text:style-name="Standard">Requesitos:</text:p>
      <text:p text:style-name="Standard"/>
      <text:p text:style-name="Standard">PHP</text:p>
      <text:p text:style-name="Standard">laravel</text:p>
      <text:p text:style-name="Standard">mySQL</text:p>
      <text:p text:style-name="Standard"/>
      <text:p text:style-name="Standard">Instalación:</text:p>
      <text:p text:style-name="Standard"/>
      <text:p text:style-name="Standard">1.Copiar los <text:span text:style-name="T1">archivos de migraciones a la carpeta </text:span><text:span text:style-name="T2">migrations</text:span><text:span text:style-name="T1"> que se encuentra detro de la carpeta <text:s text:c="2"/></text:span><text:span text:style-name="T2">database</text:span><text:span text:style-name="T3"> la cual esta dentro de la carpeta de proyecto que creaste al instalar laravel.</text:span></text:p>
      <text:p text:style-name="Standard"><text:span text:style-name="T3"/></text:p>
      <text:p text:style-name="Standard"><text:span text:style-name="T3">2.Para crear las tablas en mySQL iniciar el símbolo del sistema nos situarse en la carpeta de proyecto y <text:s/>usar el comando php artisan migrate y nos generara las tablas.</text:span></text:p>
      <text:p text:style-name="Standard"><text:span text:style-name="T3"/></text:p>
      <text:p text:style-name="Standard"><text:span text:style-name="T3">Nota se añaden las exportaciones de la base de datos en la carpeta base de datos no es necesaria su importación porque son las mismas tablas.</text:span></text:p>
      <text:p text:style-name="Standard"><text:span text:style-name="T3"/></text:p>
      <text:p text:style-name="Standard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1M21S</meta:editing-duration>
    <meta:editing-cycles>5</meta:editing-cycles>
    <meta:generator>OpenOffice/4.1.7$Win32 OpenOffice.org_project/417m1$Build-9800</meta:generator>
    <dc:date>2020-09-07T13:24:26.77</dc:date>
    <meta:document-statistic meta:table-count="0" meta:image-count="0" meta:object-count="0" meta:page-count="1" meta:paragraph-count="9" meta:word-count="97" meta:character-count="568"/>
    <meta:user-defined meta:name="Info 1"/>
    <meta:user-defined meta:name="Info 2"/>
    <meta:user-defined meta:name="Info 3"/>
    <meta:user-defined meta:name="Info 4"/>
  </office:meta>
</office:document-meta>
</file>